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Google Sans" svg:font-family="'Google Sans', arial, sans-serif"/>
    <style:font-face style:name="Lohit Devanagari1" svg:font-family="'Lohit Devanagari'"/>
    <style:font-face style:name="arial" svg:font-family="arial, sans-serif"/>
    <style:font-face style:name="hurme no2-webfont" svg:font-family="'hurme no2-webfont', apple-system, BlinkMacSystemFont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0aa8e6"/>
    </style:style>
    <style:style style:name="P2" style:family="paragraph" style:parent-style-name="Standard">
      <style:paragraph-properties fo:text-align="start" style:justify-single-word="false"/>
      <style:text-properties officeooo:paragraph-rsid="000c22b5"/>
    </style:style>
    <style:style style:name="P3" style:family="paragraph" style:parent-style-name="Standard">
      <style:paragraph-properties fo:text-align="start" style:justify-single-word="false"/>
      <style:text-properties officeooo:paragraph-rsid="000f407d"/>
    </style:style>
    <style:style style:name="P4" style:family="paragraph" style:parent-style-name="Standard">
      <style:paragraph-properties fo:text-align="start" style:justify-single-word="false"/>
      <style:text-properties officeooo:rsid="000c22b5" officeooo:paragraph-rsid="000c22b5"/>
    </style:style>
    <style:style style:name="P5" style:family="paragraph" style:parent-style-name="Standard">
      <style:text-properties style:font-name="Liberation Serif"/>
    </style:style>
    <style:style style:name="P6" style:family="paragraph" style:parent-style-name="Standard">
      <style:text-properties style:font-name="Liberation Serif" officeooo:paragraph-rsid="0005dde8"/>
    </style:style>
    <style:style style:name="P7" style:family="paragraph" style:parent-style-name="Standard">
      <style:text-properties style:font-name="Liberation Serif" officeooo:rsid="0005dde8" officeooo:paragraph-rsid="0005dde8"/>
    </style:style>
    <style:style style:name="P8" style:family="paragraph" style:parent-style-name="Standard">
      <style:text-properties style:font-name="Liberation Serif" officeooo:paragraph-rsid="000771b3"/>
    </style:style>
    <style:style style:name="P9" style:family="paragraph" style:parent-style-name="Standard">
      <style:paragraph-properties fo:text-align="start" style:justify-single-word="false"/>
      <style:text-properties style:font-name="Liberation Serif" officeooo:paragraph-rsid="000771b3"/>
    </style:style>
    <style:style style:name="P10" style:family="paragraph" style:parent-style-name="Standard">
      <style:paragraph-properties fo:text-align="start" style:justify-single-word="false"/>
      <style:text-properties style:font-name="Liberation Serif" officeooo:paragraph-rsid="00085a41"/>
    </style:style>
    <style:style style:name="P11" style:family="paragraph" style:parent-style-name="Standard">
      <style:paragraph-properties fo:text-align="start" style:justify-single-word="false"/>
      <style:text-properties style:font-name="Liberation Serif" officeooo:paragraph-rsid="000aa8e6"/>
    </style:style>
    <style:style style:name="P12" style:family="paragraph" style:parent-style-name="Standard">
      <style:paragraph-properties fo:text-align="start" style:justify-single-word="false"/>
      <style:text-properties style:font-name="Liberation Serif" officeooo:rsid="00085a41" officeooo:paragraph-rsid="00085a41"/>
    </style:style>
    <style:style style:name="P13" style:family="paragraph" style:parent-style-name="Standard">
      <style:paragraph-properties fo:text-align="start" style:justify-single-word="false"/>
      <style:text-properties style:font-name="Liberation Serif" officeooo:rsid="00097a97" officeooo:paragraph-rsid="00097a97"/>
    </style:style>
    <style:style style:name="P14" style:family="paragraph" style:parent-style-name="Standard">
      <style:paragraph-properties fo:text-align="start" style:justify-single-word="false"/>
      <style:text-properties style:font-name="Liberation Serif" officeooo:rsid="000aa8e6" officeooo:paragraph-rsid="000aa8e6"/>
    </style:style>
    <style:style style:name="P15" style:family="paragraph" style:parent-style-name="Standard">
      <style:paragraph-properties fo:text-align="start" style:justify-single-word="false"/>
      <style:text-properties style:font-name="Liberation Serif" officeooo:rsid="000c22b5" officeooo:paragraph-rsid="000c22b5"/>
    </style:style>
    <style:style style:name="P16" style:family="paragraph" style:parent-style-name="Standard">
      <style:paragraph-properties fo:text-align="start" style:justify-single-word="false"/>
      <style:text-properties officeooo:rsid="000e0452" officeooo:paragraph-rsid="000e0452"/>
    </style:style>
    <style:style style:name="P17" style:family="paragraph" style:parent-style-name="Standard">
      <style:paragraph-properties fo:text-align="start" style:justify-single-word="false"/>
      <style:text-properties officeooo:rsid="000f407d" officeooo:paragraph-rsid="000f407d"/>
    </style:style>
    <style:style style:name="P18" style:family="paragraph" style:parent-style-name="Text_20_body" style:list-style-name="L1">
      <style:paragraph-properties fo:margin-left="0cm" fo:margin-right="0cm" fo:margin-top="0cm" fo:margin-bottom="0.106cm" loext:contextual-spacing="false" fo:line-height="137%" fo:text-align="start" style:justify-single-word="false" fo:orphans="2" fo:widows="2" fo:text-indent="0cm" style:auto-text-indent="false" fo:padding="0cm" fo:border="none"/>
      <style:text-properties style:font-name="Liberation Serif" officeooo:paragraph-rsid="00097a97"/>
    </style:style>
    <style:style style:name="T1" style:family="text">
      <style:text-properties officeooo:rsid="00047df0"/>
    </style:style>
    <style:style style:name="T2" style:family="text">
      <style:text-properties fo:font-variant="normal" fo:text-transform="none" fo:color="#202124" style:font-name="Liberation Serif" fo:font-size="12pt" fo:letter-spacing="normal" fo:font-style="normal" fo:font-weight="normal" officeooo:rsid="000aa8e6"/>
    </style:style>
    <style:style style:name="T3" style:family="text">
      <style:text-properties fo:font-variant="normal" fo:text-transform="none" fo:color="#202124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fo:color="#202124" style:font-name="Liberation Serif" fo:font-size="12pt" fo:letter-spacing="normal" fo:font-style="normal" fo:font-weight="normal" officeooo:rsid="000c22b5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fo:color="#202124" style:font-name="Liberation Serif" fo:font-size="12pt" fo:letter-spacing="normal" fo:font-style="normal" fo:font-weight="normal" officeooo:rsid="000f407d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202124" fo:letter-spacing="normal"/>
    </style:style>
    <style:style style:name="T7" style:family="text">
      <style:text-properties fo:font-variant="normal" fo:text-transform="none" fo:color="#202124" fo:letter-spacing="normal" officeooo:rsid="000771b3"/>
    </style:style>
    <style:style style:name="T8" style:family="text">
      <style:text-properties fo:font-variant="normal" fo:text-transform="none" fo:color="#202124" fo:font-size="12pt" fo:letter-spacing="normal" fo:font-style="normal" fo:font-weight="normal"/>
    </style:style>
    <style:style style:name="T9" style:family="text">
      <style:text-properties fo:font-variant="normal" fo:text-transform="none" fo:color="#202124" fo:font-size="12pt" fo:letter-spacing="normal" fo:font-style="normal" fo:font-weight="normal" officeooo:rsid="00047df0" style:font-weight-asian="normal" style:font-weight-complex="normal" loext:padding="0cm" loext:border="none"/>
    </style:style>
    <style:style style:name="T10" style:family="text">
      <style:text-properties fo:font-variant="normal" fo:text-transform="none" fo:color="#202124" fo:font-size="12pt" fo:letter-spacing="normal" fo:font-style="normal" fo:font-weight="normal" officeooo:rsid="0005dde8" style:font-weight-asian="normal" style:font-weight-complex="normal" loext:padding="0cm" loext:border="none"/>
    </style:style>
    <style:style style:name="T11" style:family="text">
      <style:text-properties fo:font-variant="normal" fo:text-transform="none" fo:color="#202124" fo:font-size="12pt" fo:letter-spacing="normal" fo:font-style="normal" fo:font-weight="normal" style:font-weight-asian="normal" style:font-weight-complex="normal" loext:padding="0cm" loext:border="none"/>
    </style:style>
    <style:style style:name="T12" style:family="text">
      <style:text-properties fo:font-variant="normal" fo:text-transform="none" fo:color="#202124" fo:font-size="12pt" fo:letter-spacing="normal" fo:font-style="normal" fo:font-weight="normal" loext:padding="0cm" loext:border="none"/>
    </style:style>
    <style:style style:name="T13" style:family="text">
      <style:text-properties fo:font-variant="normal" fo:text-transform="none" fo:color="#202124" fo:font-size="12pt" fo:letter-spacing="normal" fo:font-style="normal" fo:font-weight="normal" officeooo:rsid="000771b3"/>
    </style:style>
    <style:style style:name="T14" style:family="text">
      <style:text-properties fo:font-variant="normal" fo:text-transform="none" fo:color="#202124" fo:font-size="12pt" fo:letter-spacing="normal" fo:font-style="normal" fo:font-weight="normal" officeooo:rsid="00085a41"/>
    </style:style>
    <style:style style:name="T15" style:family="text">
      <style:text-properties fo:font-variant="normal" fo:text-transform="none" fo:color="#202124" fo:font-size="12pt" fo:letter-spacing="normal" fo:font-style="normal" fo:font-weight="normal" officeooo:rsid="00097a97"/>
    </style:style>
    <style:style style:name="T16" style:family="text">
      <style:text-properties fo:font-variant="normal" fo:text-transform="none" fo:color="#202124" fo:font-size="12pt" fo:letter-spacing="normal" fo:font-style="normal" fo:font-weight="bold" loext:padding="0cm" loext:border="none"/>
    </style:style>
    <style:style style:name="T17" style:family="text">
      <style:text-properties fo:font-variant="normal" fo:text-transform="none" fo:color="#202124" style:text-line-through-style="none" style:text-line-through-type="none" style:font-name="Liberation Serif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T18" style:family="text">
      <style:text-properties fo:font-variant="normal" fo:text-transform="none" fo:color="#202124" style:text-line-through-style="none" style:text-line-through-type="none" style:font-name="Liberation Serif" fo:font-size="12pt" fo:letter-spacing="normal" fo:font-style="normal" style:text-underline-style="none" fo:font-weight="normal" officeooo:rsid="000f407d" style:text-blinking="false" style:font-size-asian="12pt" style:font-weight-asian="normal" style:font-size-complex="12pt" style:font-weight-complex="normal"/>
    </style:style>
    <style:style style:name="T19" style:family="text">
      <style:text-properties fo:font-variant="normal" fo:text-transform="none" fo:color="#202124" style:text-line-through-style="none" style:text-line-through-type="none" style:font-name="arial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T20" style:family="text">
      <style:text-properties fo:font-variant="normal" fo:text-transform="none" fo:color="#202124" style:text-line-through-style="none" style:text-line-through-type="none" style:font-name="arial" fo:font-size="12pt" fo:letter-spacing="normal" fo:font-style="normal" style:text-underline-style="none" fo:font-weight="normal" officeooo:rsid="000f407d" style:text-blinking="false" style:font-size-asian="12pt" style:font-weight-asian="normal" style:font-size-complex="12pt" style:font-weight-complex="normal"/>
    </style:style>
    <style:style style:name="T21" style:family="text">
      <style:text-properties fo:font-variant="normal" fo:text-transform="none" fo:color="#4d5156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22" style:family="text">
      <style:text-properties fo:font-variant="normal" fo:text-transform="none" fo:color="#4d5156" style:font-name="Liberation Serif" fo:font-size="12pt" fo:letter-spacing="normal" fo:font-style="normal" fo:font-weight="normal" officeooo:rsid="000c22b5" style:font-size-asian="12pt" style:font-weight-asian="normal" style:font-size-complex="12pt" style:font-weight-complex="normal"/>
    </style:style>
    <style:style style:name="T23" style:family="text">
      <style:text-properties fo:font-variant="normal" fo:text-transform="none" fo:color="#4d5156" fo:font-size="12pt" fo:letter-spacing="normal" fo:font-style="normal" fo:font-weight="normal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fo:color="#4d5156" fo:font-size="12pt" fo:letter-spacing="normal" fo:font-style="normal" fo:font-weight="normal" officeooo:rsid="000aa8e6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fo:color="#5f6368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26" style:family="text">
      <style:text-properties style:font-name="Liberation Serif"/>
    </style:style>
    <style:style style:name="T27" style:family="text">
      <style:text-properties officeooo:rsid="0005dde8"/>
    </style:style>
    <style:style style:name="T28" style:family="text">
      <style:text-properties officeooo:rsid="000771b3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<text:span text:style-name="T26"> Why are functions advantageous to have in your programs?</text:span></text:p>
      <text:p text:style-name="P5">-<text:span text:style-name="T1">&gt; </text:span><text:span text:style-name="T9">Advantages of Functions are</text:span></text:p>
      <text:section text:style-name="Sect1" text:name="8">
        <text:list xml:id="list1462842821" text:style-name="L1">
          <text:list-header>
            <text:p text:style-name="P18"><text:span text:style-name="T12"><text:s/>Avoid repetition of codes,Increases </text:span><text:span text:style-name="T10">program </text:span><text:span text:style-name="T12">readability,Divide a complex problem into simpler ones,Reduces chances of error,Modifying a </text:span><text:span text:style-name="T11">program </text:span><text:span text:style-name="T12">becomes easier by </text:span><text:span text:style-name="T11">using</text:span><text:span text:style-name="T16"> </text:span><text:span text:style-name="T11">function</text:span><text:span text:style-name="T12">.</text:span></text:p>
          </text:list-header>
        </text:list>
      </text:section>
      <text:p text:style-name="P6"/>
      <text:p text:style-name="P6"><text:span text:style-name="T27">2. When does the code in a function run: when it’s specified or when it’s called?</text:span></text:p>
      <text:p text:style-name="P7">-&gt; <text:span text:style-name="T28">The code inside the function will run when you called that function.</text:span></text:p>
      <text:p text:style-name="P7"/>
      <text:p text:style-name="P8"><text:span text:style-name="T28">3. What statement creates a function?</text:span></text:p>
      <text:p text:style-name="P9"><text:span text:style-name="T28">-&gt; </text:span><text:span text:style-name="T8">The “def</text:span><text:span text:style-name="T6">” </text:span><text:span text:style-name="T8">keyword is a statement </text:span><text:span text:style-name="T7">f</text:span><text:span text:style-name="T8">or defining a </text:span><text:span text:style-name="T13">f</text:span><text:span text:style-name="T8">unction in Python.You start function</text:span></text:p>
      <text:p text:style-name="P9"><text:span text:style-name="T8"><text:s text:c="4"/>with the def keyword, specify a name followed by a colon (:) sign. The def</text:span><text:span text:style-name="T6"> </text:span><text:span text:style-name="T8">call creates</text:span></text:p>
      <text:p text:style-name="P9"><text:span text:style-name="T8"><text:s text:c="4"/>the </text:span><text:span text:style-name="T13">f</text:span><text:span text:style-name="T8">unction object and assigns it to the name given. </text:span></text:p>
      <text:p text:style-name="P9"><text:span text:style-name="T8"/></text:p>
      <text:p text:style-name="P12"><text:span text:style-name="T8">4. What is the difference between a function and a function call?</text:span></text:p>
      <text:p text:style-name="P10"><text:span text:style-name="T14">-&gt; </text:span><text:span text:style-name="T8">A function is a block of code that does a particular operation and returns a result. It</text:span></text:p>
      <text:p text:style-name="P10"><text:span text:style-name="T8"><text:s text:c="4"/>usually accepts inputs as parameters and returns a result. The parameters are not</text:span></text:p>
      <text:p text:style-name="P10"><text:span text:style-name="T8"><text:s text:c="4"/>mandatory. A </text:span><text:span text:style-name="T14">f</text:span><text:span text:style-name="T8">unction call is the code used to pass control to a </text:span><text:span text:style-name="T14">f</text:span><text:span text:style-name="T8">unction.</text:span></text:p>
      <text:p text:style-name="P10"><text:span text:style-name="T8"/></text:p>
      <text:p text:style-name="P10"><text:span text:style-name="T8">5. How many global scopes are there in a Python program? How many local scopes?</text:span></text:p>
      <text:p text:style-name="P10"><text:span text:style-name="T8">-</text:span><text:span text:style-name="T15">&gt; there are only one global scopes in python and there are 4 local scopes in python.</text:span></text:p>
      <text:p text:style-name="P10"><text:span text:style-name="T15"/></text:p>
      <text:p text:style-name="P13"><text:span text:style-name="T8">6. What happens to variables in a local scope when the function call returns?</text:span></text:p>
      <text:p text:style-name="P13"><text:span text:style-name="T8">-&gt; </text:span></text:p>
      <text:p text:style-name="P13"><text:span text:style-name="T8"/></text:p>
      <text:p text:style-name="P14"><text:span text:style-name="T8">7.What is the concept of a return value? Is it possible to have a return value in an expression?</text:span></text:p>
      <text:p text:style-name="P1"><text:span text:style-name="T2">-&gt; </text:span><text:span text:style-name="T21">A </text:span><text:span text:style-name="Emphasis"><text:span text:style-name="T25">return</text:span></text:span><text:span text:style-name="Emphasis"><text:span text:style-name="T21"> </text:span></text:span><text:span text:style-name="T21">statement is used to end the execution of the function call and </text:span><text:span text:style-name="Emphasis"><text:span text:style-name="T25">returns</text:span></text:span><text:span text:style-name="Emphasis"><text:span text:style-name="T21"> </text:span></text:span><text:span text:style-name="T21">the result </text:span><text:span text:style-name="Emphasis"><text:span text:style-name="T25">value</text:span></text:span><text:span text:style-name="Emphasis"><text:span text:style-name="T21"> </text:span></text:span><text:span text:style-name="T21">of the </text:span><text:span text:style-name="Emphasis"><text:span text:style-name="T25">expression</text:span></text:span><text:span text:style-name="Emphasis"><text:span text:style-name="T21"> </text:span></text:span><text:span text:style-name="T21">following the </text:span><text:span text:style-name="Emphasis"><text:span text:style-name="T25">return</text:span></text:span><text:span text:style-name="Emphasis"><text:span text:style-name="T21"> </text:span></text:span><text:span text:style-name="T21">keyword <text:s/>to the caller. The statements after the </text:span><text:span text:style-name="Emphasis"><text:span text:style-name="T25">return</text:span></text:span><text:span text:style-name="Emphasis"><text:span text:style-name="T21"> </text:span></text:span><text:span text:style-name="T21">statements are not executed. If the </text:span><text:span text:style-name="Emphasis"><text:span text:style-name="T25">return</text:span></text:span><text:span text:style-name="Emphasis"><text:span text:style-name="T21"> </text:span></text:span><text:span text:style-name="T21">statement is without any </text:span><text:span text:style-name="Emphasis"><text:span text:style-name="T25">expression</text:span></text:span><text:span text:style-name="T21">, then the special </text:span><text:span text:style-name="Emphasis"><text:span text:style-name="T25">value</text:span></text:span><text:span text:style-name="Emphasis"><text:span text:style-name="T21"> </text:span></text:span><text:span text:style-name="T21">None is </text:span><text:span text:style-name="Emphasis"><text:span text:style-name="T25">returned</text:span></text:span><text:span text:style-name="T21">.</text:span></text:p>
      <text:p text:style-name="P11"><text:span text:style-name="T24"/></text:p>
      <text:p text:style-name="P15"><text:span text:style-name="T24">8. If a function does not have a return statement, what is the return value of a call </text:span><text:span text:style-name="T23">yo that function?</text:span></text:p>
      <text:p text:style-name="P2"><text:span text:style-name="T22">-&gt; function do not have declared retuen types. A function without an explicit return statement return</text:span></text:p>
      <text:p text:style-name="P2"><text:span text:style-name="T22"><text:s text:c="4"/>None. In the case of no argument and no return value.</text:span></text:p>
      <text:p text:style-name="P2"><text:span text:style-name="T22"/></text:p>
      <text:p text:style-name="P4"><text:span text:style-name="T21">9. How do you make a function variable refer to the global variable?</text:span></text:p>
      <text:p text:style-name="P4"><text:span text:style-name="T21">-&gt; By using global variable in function, you can use the global keyword to declare which variables</text:span></text:p>
      <text:p text:style-name="P4"><text:span text:style-name="T21"><text:s text:c="4"/>are global.</text:span></text:p>
      <text:p text:style-name="P4"><text:span text:style-name="T21"/></text:p>
      <text:p text:style-name="P4"><text:span text:style-name="T21">10. What is the data type of None?</text:span></text:p>
      <text:p text:style-name="P2"><text:span text:style-name="T22">-&gt; The None keyword</text:span><text:span text:style-name="T3"> </text:span><text:span text:style-name="T4">is used to define</text:span><text:span text:style-name="T3"> </text:span><text:span text:style-name="T4">a</text:span><text:span text:style-name="T3"> </text:span><text:span text:style-name="T4">null value</text:span><text:span text:style-name="T3">, </text:span><text:span text:style-name="T4">or no value</text:span><text:span text:style-name="T3"> </text:span><text:span text:style-name="T4">at all</text:span><text:span text:style-name="T3">.</text:span><text:span text:style-name="T4"> None is</text:span><text:span text:style-name="T3"> </text:span><text:span text:style-name="T4">not the same as 0</text:span><text:span text:style-name="T3">,</text:span></text:p>
      <text:p text:style-name="P2"><text:span text:style-name="T3"><text:s text:c="4"/></text:span><text:span text:style-name="T4">False</text:span><text:span text:style-name="T3">, </text:span><text:span text:style-name="T4">or</text:span><text:span text:style-name="T3"> </text:span><text:span text:style-name="T4">an</text:span><text:span text:style-name="T3"> </text:span><text:span text:style-name="T4">empty</text:span><text:span text:style-name="T3"> </text:span><text:span text:style-name="T4">string. None is</text:span><text:span text:style-name="T3"> </text:span><text:span text:style-name="T4">a data</text:span><text:span text:style-name="T3"> </text:span><text:span text:style-name="T4">type of</text:span><text:span text:style-name="T3"> </text:span><text:span text:style-name="T4">its</text:span><text:span text:style-name="T3"> </text:span><text:span text:style-name="T4">own</text:span><text:span text:style-name="T3"> </text:span><text:span text:style-name="T4">(None Type)</text:span><text:span text:style-name="T3"> </text:span><text:span text:style-name="T4">and</text:span><text:span text:style-name="T3"> </text:span><text:span text:style-name="T4">only None can be</text:span></text:p>
      <text:p text:style-name="P2"><text:span text:style-name="T4"><text:s text:c="4"/>None.</text:span><text:span text:style-name="T3"> </text:span></text:p>
      <text:p text:style-name="P2"><text:span text:style-name="T3"/></text:p>
      <text:p text:style-name="P16"><text:span text:style-name="T3">11. What does the sentence import areallyourpetsnamederic do?</text:span></text:p>
      <text:p text:style-name="P16"><text:span text:style-name="T3">-&gt; </text:span></text:p>
      <text:p text:style-name="P16"><text:span text:style-name="T3"/></text:p>
      <text:p text:style-name="P17"><text:span text:style-name="T3">12. If you had a bacon() feature in a spam module, what would you call it after importing spam?</text:span></text:p>
      <text:p text:style-name="P3"><text:span text:style-name="T5">-&gt; </text:span><text:span text:style-name="T17">This function can be called with spam.bacon().</text:span></text:p>
      <text:p text:style-name="P3"><text:span text:style-name="T18"/></text:p>
      <text:p text:style-name="P17"><text:span text:style-name="T17">13. What can you do to save a programme from crashing if it encounters an error?</text:span></text:p>
      <text:p text:style-name="P3"><text:span text:style-name="T18">-&gt; </text:span><text:span text:style-name="T19">Prevents program from crashing if</text:span><text:span text:style-name="T17"> </text:span><text:span text:style-name="T19">an error</text:span><text:span text:style-name="T17"> </text:span><text:span text:style-name="T19">occurs. If</text:span><text:span text:style-name="T17"> </text:span><text:span text:style-name="T19">an error</text:span><text:span text:style-name="T17"> </text:span><text:span text:style-name="T19">occurs in a</text:span></text:p>
      <text:p text:style-name="P3"><text:soft-page-break/><text:span text:style-name="T19"><text:s text:c="2"/>program, we</text:span><text:span text:style-name="T17"> </text:span><text:span text:style-name="T19">don't want the program</text:span><text:span text:style-name="T17"> </text:span><text:span text:style-name="T19">to unexpectedly crash</text:span><text:span text:style-name="T17"> </text:span><text:span text:style-name="T19">on the user. Instead, error</text:span></text:p>
      <text:p text:style-name="P3"><text:span text:style-name="T19"><text:s/></text:span><text:span text:style-name="T17"><text:s/></text:span><text:span text:style-name="T19">handling can</text:span><text:span text:style-name="T17"> </text:span><text:span text:style-name="T19">be used to notify the user of why the error</text:span><text:span text:style-name="T17"> </text:span><text:span text:style-name="T19">occurred and gracefully exit the</text:span></text:p>
      <text:p text:style-name="P3"><text:span text:style-name="T19"><text:s text:c="2"/>process that</text:span><text:span text:style-name="T17"> </text:span><text:span text:style-name="T19">caused the error.</text:span></text:p>
      <text:p text:style-name="P3"><text:span text:style-name="T19"/></text:p>
      <text:p text:style-name="P17"><text:span text:style-name="T19">14. What is the purpose of the try clause? What is the purpose of the except clause?</text:span></text:p>
      <text:p text:style-name="P3"><text:span text:style-name="T20">-&gt; T</text:span><text:span text:style-name="T19">he try block lets you test a block of code for errors. The except block lets you handle</text:span></text:p>
      <text:p text:style-name="P3"><text:span text:style-name="T19"><text:s text:c="5"/>the error. The finally block lets you execute code, regardless of the result of the try-</text:span></text:p>
      <text:p text:style-name="P3"><text:span text:style-name="T19"><text:s text:c="5"/>and excep block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Google Sans" svg:font-family="'Google Sans', arial, sans-serif"/>
    <style:font-face style:name="Lohit Devanagari1" svg:font-family="'Lohit Devanagari'"/>
    <style:font-face style:name="arial" svg:font-family="arial, sans-serif"/>
    <style:font-face style:name="hurme no2-webfont" svg:font-family="'hurme no2-webfont', apple-system, BlinkMacSystemFont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4T19:14:50.239591059</meta:creation-date>
    <dc:date>2021-05-04T21:08:44.580162253</dc:date>
    <meta:editing-duration>PT35M59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2" meta:paragraph-count="42" meta:word-count="581" meta:character-count="3210" meta:non-whitespace-character-count="2618"/>
  </office:meta>
</office:document-meta>
</file>